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6pt" fo:font-weight="bold" officeooo:rsid="0007a358" officeooo:paragraph-rsid="0007a358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arlito" fo:font-size="16pt" fo:font-weight="bold" officeooo:rsid="0007a358" officeooo:paragraph-rsid="0007a358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Carlito" fo:font-size="16pt" fo:font-weight="bold" officeooo:rsid="0007f7d9" officeooo:paragraph-rsid="0007f7d9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Carlito" fo:font-size="16pt" fo:font-weight="bold" officeooo:rsid="000d1565" officeooo:paragraph-rsid="000d1565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style:font-name="Carlito" fo:font-size="16pt" fo:font-weight="bold" officeooo:rsid="002406b6" officeooo:paragraph-rsid="002406b6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style:font-name="Carlito" fo:font-size="16pt" fo:font-weight="bold" officeooo:rsid="00193a73" officeooo:paragraph-rsid="00193a73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style:font-name="Carlito" fo:font-size="16pt" fo:font-weight="bold" officeooo:rsid="003a09d5" officeooo:paragraph-rsid="003a09d5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style:font-name="Carlito" fo:font-size="16pt" fo:font-weight="bold" officeooo:rsid="003fa00c" officeooo:paragraph-rsid="003a09d5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text-properties style:font-name="Carlito" fo:font-size="16pt" fo:font-weight="bold" officeooo:rsid="00534c37" officeooo:paragraph-rsid="00534c37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style:font-name="Carlito" fo:font-size="16pt" fo:font-weight="bold" officeooo:rsid="005671d9" officeooo:paragraph-rsid="005671d9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text-properties style:font-name="Carlito" fo:font-size="16pt" fo:font-weight="bold" officeooo:rsid="005e2567" officeooo:paragraph-rsid="005e2567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style:font-name="Carlito" fo:font-size="16pt" fo:font-weight="bold" officeooo:rsid="00633333" officeooo:paragraph-rsid="00633333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text-properties style:font-name="Carlito" fo:font-size="16pt" fo:font-weight="normal" officeooo:rsid="0007f7d9" officeooo:paragraph-rsid="0007f7d9" style:font-size-asian="16pt" style:font-weight-asian="normal" style:font-size-complex="16pt" style:font-weight-complex="normal"/>
    </style:style>
    <style:style style:name="P14" style:family="paragraph" style:parent-style-name="Standard" style:list-style-name="L1">
      <style:text-properties style:font-name="Carlito" fo:font-size="16pt" fo:font-weight="normal" officeooo:rsid="000d1565" officeooo:paragraph-rsid="000d9d3b" style:font-size-asian="16pt" style:font-weight-asian="normal" style:font-size-complex="16pt" style:font-weight-complex="normal"/>
    </style:style>
    <style:style style:name="P15" style:family="paragraph" style:parent-style-name="Standard" style:list-style-name="L1">
      <style:text-properties style:font-name="Carlito" fo:font-size="16pt" fo:font-weight="normal" officeooo:rsid="000d1565" officeooo:paragraph-rsid="000e6d7a" style:font-size-asian="16pt" style:font-weight-asian="normal" style:font-size-complex="16pt" style:font-weight-complex="normal"/>
    </style:style>
    <style:style style:name="P16" style:family="paragraph" style:parent-style-name="Standard" style:list-style-name="L1">
      <style:text-properties style:font-name="Carlito" fo:font-size="16pt" fo:font-weight="normal" officeooo:rsid="00104a77" officeooo:paragraph-rsid="00104a77" style:font-size-asian="16pt" style:font-weight-asian="normal" style:font-size-complex="16pt" style:font-weight-complex="normal"/>
    </style:style>
    <style:style style:name="P17" style:family="paragraph" style:parent-style-name="Standard" style:list-style-name="L1">
      <style:text-properties style:font-name="Carlito" fo:font-size="16pt" fo:font-weight="normal" officeooo:rsid="0017679a" officeooo:paragraph-rsid="0017679a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text-properties style:font-name="Carlito" fo:font-size="16pt" fo:font-weight="normal" officeooo:rsid="00193a73" officeooo:paragraph-rsid="00193a73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text-properties style:font-name="Carlito" fo:font-size="16pt" fo:font-weight="normal" officeooo:rsid="002406b6" officeooo:paragraph-rsid="002406b6" style:font-size-asian="16pt" style:font-weight-asian="normal" style:font-size-complex="16pt" style:font-weight-complex="normal"/>
    </style:style>
    <style:style style:name="P20" style:family="paragraph" style:parent-style-name="Standard" style:list-style-name="L1">
      <style:text-properties style:font-name="Carlito" fo:font-size="16pt" fo:font-weight="normal" officeooo:rsid="003a09d5" officeooo:paragraph-rsid="003a09d5" style:font-size-asian="16pt" style:font-weight-asian="normal" style:font-size-complex="16pt" style:font-weight-complex="normal"/>
    </style:style>
    <style:style style:name="P21" style:family="paragraph" style:parent-style-name="Standard" style:list-style-name="L1">
      <style:text-properties style:font-name="Carlito" fo:font-size="16pt" fo:font-weight="normal" officeooo:rsid="003fa00c" officeooo:paragraph-rsid="003a09d5" style:font-size-asian="16pt" style:font-weight-asian="normal" style:font-size-complex="16pt" style:font-weight-complex="normal"/>
    </style:style>
    <style:style style:name="P22" style:family="paragraph" style:parent-style-name="Standard" style:list-style-name="L1">
      <style:text-properties style:font-name="Carlito" fo:font-size="16pt" fo:font-weight="normal" officeooo:rsid="003fa00c" officeooo:paragraph-rsid="003fa00c" style:font-size-asian="16pt" style:font-weight-asian="normal" style:font-size-complex="16pt" style:font-weight-complex="normal"/>
    </style:style>
    <style:style style:name="P23" style:family="paragraph" style:parent-style-name="Standard" style:list-style-name="L1">
      <style:text-properties style:font-name="Carlito" fo:font-size="16pt" fo:font-weight="normal" officeooo:rsid="00534c37" officeooo:paragraph-rsid="00534c37" style:font-size-asian="16pt" style:font-weight-asian="normal" style:font-size-complex="16pt" style:font-weight-complex="normal"/>
    </style:style>
    <style:style style:name="P24" style:family="paragraph" style:parent-style-name="Standard" style:list-style-name="L1">
      <style:text-properties style:font-name="Carlito" fo:font-size="16pt" fo:font-weight="normal" officeooo:rsid="005671d9" officeooo:paragraph-rsid="005671d9" style:font-size-asian="16pt" style:font-weight-asian="normal" style:font-size-complex="16pt" style:font-weight-complex="normal"/>
    </style:style>
    <style:style style:name="P25" style:family="paragraph" style:parent-style-name="Standard" style:list-style-name="L1">
      <style:text-properties style:font-name="Carlito" fo:font-size="16pt" fo:font-weight="normal" officeooo:rsid="005e2567" officeooo:paragraph-rsid="005e2567" style:font-size-asian="16pt" style:font-weight-asian="normal" style:font-size-complex="16pt" style:font-weight-complex="normal"/>
    </style:style>
    <style:style style:name="P26" style:family="paragraph" style:parent-style-name="Standard">
      <style:text-properties style:font-name="Carlito" fo:font-size="16pt" fo:font-weight="normal" officeooo:rsid="005e2567" officeooo:paragraph-rsid="005e2567" style:font-size-asian="16pt" style:font-weight-asian="normal" style:font-size-complex="16pt" style:font-weight-complex="normal"/>
    </style:style>
    <style:style style:name="P27" style:family="paragraph" style:parent-style-name="Standard" style:list-style-name="L1">
      <style:text-properties style:font-name="Carlito" fo:font-size="16pt" fo:font-weight="normal" officeooo:rsid="00633333" officeooo:paragraph-rsid="00633333" style:font-size-asian="16pt" style:font-weight-asian="normal" style:font-size-complex="16pt" style:font-weight-complex="normal"/>
    </style:style>
    <style:style style:name="P28" style:family="paragraph" style:parent-style-name="Standard" style:list-style-name="L1">
      <style:text-properties officeooo:paragraph-rsid="00193a73"/>
    </style:style>
    <style:style style:name="P29" style:family="paragraph" style:parent-style-name="Standard" style:list-style-name="L1">
      <style:text-properties officeooo:paragraph-rsid="002406b6"/>
    </style:style>
    <style:style style:name="P30" style:family="paragraph" style:parent-style-name="Standard" style:list-style-name="L1">
      <style:text-properties fo:color="#611729" style:font-name="Carlito" fo:font-size="16pt" fo:font-weight="normal" officeooo:rsid="000d1565" officeooo:paragraph-rsid="000e6d7a" style:font-size-asian="16pt" style:font-weight-asian="normal" style:font-size-complex="16pt" style:font-weight-complex="normal"/>
    </style:style>
    <style:style style:name="T1" style:family="text">
      <style:text-properties style:font-name="Carlito" fo:font-size="16pt" fo:font-weight="normal" officeooo:rsid="00193a73" style:font-size-asian="16pt" style:font-weight-asian="normal" style:font-size-complex="16pt" style:font-weight-complex="normal"/>
    </style:style>
    <style:style style:name="T2" style:family="text">
      <style:text-properties style:font-name="Carlito" fo:font-size="16pt" fo:font-weight="normal" officeooo:rsid="0036675f" style:font-size-asian="16pt" style:font-weight-asian="normal" style:font-size-complex="16pt" style:font-weight-complex="normal"/>
    </style:style>
    <style:style style:name="T3" style:family="text">
      <style:text-properties style:font-name="Carlito" fo:font-size="16pt" fo:font-weight="normal" officeooo:rsid="002406b6" style:font-size-asian="16pt" style:font-weight-asian="normal" style:font-size-complex="16pt" style:font-weight-complex="normal"/>
    </style:style>
    <style:style style:name="T4" style:family="text">
      <style:text-properties style:font-name="Carlito" fo:font-size="16pt" fo:font-weight="normal" officeooo:rsid="0036ec59" style:font-size-asian="16pt" style:font-weight-asian="normal" style:font-size-complex="16pt" style:font-weight-complex="normal"/>
    </style:style>
    <style:style style:name="T5" style:family="text">
      <style:text-properties style:font-name="Carlito" fo:font-size="16pt" fo:font-style="italic" fo:font-weight="normal" officeooo:rsid="00193a73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style:font-name="Carlito" fo:font-size="16pt" fo:font-style="italic" fo:font-weight="normal" officeooo:rsid="002406b6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officeooo:rsid="000b5932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b0276" style:font-style-asian="italic" style:font-style-complex="italic"/>
    </style:style>
    <style:style style:name="T10" style:family="text">
      <style:text-properties fo:font-style="italic" officeooo:rsid="001d8aa6" style:font-style-asian="italic" style:font-style-complex="italic"/>
    </style:style>
    <style:style style:name="T11" style:family="text">
      <style:text-properties fo:font-style="italic" officeooo:rsid="001e3acd" style:font-style-asian="italic" style:font-style-complex="italic"/>
    </style:style>
    <style:style style:name="T12" style:family="text">
      <style:text-properties fo:font-style="italic" officeooo:rsid="002a666f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e6d7a" style:font-weight-asian="bold" style:font-weight-complex="bold"/>
    </style:style>
    <style:style style:name="T17" style:family="text">
      <style:text-properties officeooo:rsid="000e6d7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5414e3" style:font-weight-asian="normal" style:font-weight-complex="normal"/>
    </style:style>
    <style:style style:name="T20" style:family="text">
      <style:text-properties fo:color="#813709" style:font-name="Carlito"/>
    </style:style>
    <style:style style:name="T21" style:family="text">
      <style:text-properties style:text-underline-style="solid" style:text-underline-type="double" style:text-underline-width="auto" style:text-underline-color="font-color"/>
    </style:style>
    <style:style style:name="T22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01d8aa6"/>
    </style:style>
    <style:style style:name="T24" style:family="text">
      <style:text-properties officeooo:rsid="001e3acd"/>
    </style:style>
    <style:style style:name="T25" style:family="text">
      <style:text-properties officeooo:rsid="003daa87"/>
    </style:style>
    <style:style style:name="T26" style:family="text">
      <style:text-properties officeooo:rsid="005414e3"/>
    </style:style>
    <style:style style:name="T27" style:family="text">
      <style:text-properties officeooo:rsid="00592418"/>
    </style:style>
    <style:style style:name="T28" style:family="text">
      <style:text-properties officeooo:rsid="005d9b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LPI Essentials – Certificação</text:p>
      <text:p text:style-name="P1">Resumo – Introdução ao estudo do terminal</text:p>
      <text:p text:style-name="P1"/>
      <text:list xml:id="list4101417712" text:style-name="L1">
        <text:list-item>
          <text:p text:style-name="P3">COMANDOS BÁSICOS NO TERMINAL</text:p>
          <text:list>
            <text:list-item>
              <text:p text:style-name="P3"><text:span text:style-name="Source_20_Text"><text:span text:style-name="T20">pwd (print work directory):</text:span></text:span></text:p>
              <text:list>
                <text:list-item>
                  <text:p text:style-name="P13">comando que imprime o nome do diretório local</text:p>
                </text:list-item>
                <text:list-item>
                  <text:p text:style-name="P13">mostra o caminho por inteiro do diretório em que nos encontramos em um dado momento, a pathname</text:p>
                </text:list-item>
                <text:list-item>
                  <text:p text:style-name="P13"><text:span text:style-name="T7">n</text:span>estes sistemas operacionais existe uma variável de sistema, $PWD, que contém o nome do diretório atual</text:p>
                </text:list-item>
                <text:list-item>
                  <text:p text:style-name="P4">~$: pwd</text:p>
                  <text:list>
                    <text:list-item>
                      <text:p text:style-name="P14"><text:span text:style-name="T14">/devboot/home</text:span> </text:p>
                      <text:p text:style-name="P14"/>
                    </text:list-item>
                  </text:list>
                </text:list-item>
              </text:list>
            </text:list-item>
            <text:list-item>
              <text:p text:style-name="P30"><text:span text:style-name="T16">ls (deriva de list)</text:span></text:p>
              <text:list>
                <text:list-item>
                  <text:p text:style-name="P15"><text:span text:style-name="T17">comando usado para listar arquivos e diretórios</text:span></text:p>
                </text:list-item>
                <text:list-item>
                  <text:p text:style-name="P15">oculta os arquivos que começam com um ponto <text:span text:style-name="T17">(.)</text:span></text:p>
                </text:list-item>
                <text:list-item>
                  <text:p text:style-name="P15">padrão Linux para arquivos de configuração, arquivos de históricos e de outros tipos dos quais um usuário não estariam interessados em ver</text:p>
                </text:list-item>
                <text:list-item>
                  <text:p text:style-name="P15">mostrar os arquivos que começam com um ou dois pontos:</text:p>
                  <text:list>
                    <text:list-item>
                      <text:p text:style-name="P16">usar chave -A (all)</text:p>
                    </text:list-item>
                    <text:list-item>
                      <text:p text:style-name="P16">usar chave -a (absolutely all)</text:p>
                    </text:list-item>
                  </text:list>
                </text:list-item>
                <text:list-item>
                  <text:p text:style-name="P17"><text:span text:style-name="T21">curiosidade</text:span>: </text:p>
                  <text:list>
                    <text:list-item>
                      <text:p text:style-name="P17">nomes dos arquivos podem ser exibidos em cores para mostrar qual tipo de arquivos eles são</text:p>
                    </text:list-item>
                    <text:list-item>
                      <text:p text:style-name="P17">cores são determinadas em um arquivo /etc/DIR_COLORS</text:p>
                    </text:list-item>
                    <text:list-item>
                      <text:p text:style-name="P17">possível personalizar eles utilizando .dir_colors no próprio diretório do usuário</text:p>
                    </text:list-item>
                    <text:list-item>
                      <text:p text:style-name="P17">seu formato é descrito em /etc/DIR_COLORS</text:p>
                    </text:list-item>
                    <text:list-item>
                      <text:p text:style-name="P18">no Ubuntu é um comando (<text:span text:style-name="T22">dircolors</text:span>)</text:p>
                      <text:p text:style-name="P18"/>
                    </text:list-item>
                  </text:list>
                </text:list-item>
                <text:list-item>
                  <text:p text:style-name="P18">-a, --all <text:s text:c="7"/><text:tab/><text:span text:style-name="T13">não</text:span><text:span text:style-name="T8"> esconde ficheiros começados por .</text:span></text:p>
                </text:list-item>
                <text:list-item>
                  <text:p text:style-name="P18">-A, --almost-all <text:tab/><text:span text:style-name="T8">não mostra os ficheiros impl</text:span><text:span text:style-name="T12">í</text:span><text:span text:style-name="T8">citos . E .</text:span></text:p>
                </text:list-item>
                <text:list-item>
                  <text:p text:style-name="P18">-d, --directory<text:tab/><text:span text:style-name="T8">lista os nomes dos dir em vez do seu conte</text:span><text:span text:style-name="T9">ú</text:span><text:span text:style-name="T8">do</text:span></text:p>
                </text:list-item>
                <text:list-item>
                  <text:p text:style-name="P18">-l<text:tab/><text:tab/><text:tab/><text:span text:style-name="T8">usa o formato lista longa (com mais detalhes)</text:span></text:p>
                </text:list-item>
                <text:list-item>
                  <text:p text:style-name="P18">-full<text:tab/><text:tab/><text:tab/><text:span text:style-name="T8">usa o formato lista longa (com mais detalhes)</text:span> <text:tab/><text:tab/><text:tab/><text:span text:style-name="T8">e sem esconder os ficheiros começados por .</text:span></text:p>
                </text:list-item>
                <text:list-item>
                  <text:p text:style-name="P18"><text:soft-page-break/>-<text:span text:style-name="T23">t<text:tab/><text:tab/><text:tab/></text:span><text:span text:style-name="T10">lista os arquivos por ordem decrescente das <text:tab/><text:tab/><text:tab/>datas de atualização</text:span></text:p>
                </text:list-item>
                <text:list-item>
                  <text:p text:style-name="P18">-<text:span text:style-name="T24">r<text:tab/><text:tab/><text:tab/></text:span><text:span text:style-name="T11">inverte a ordem</text:span></text:p>
                </text:list-item>
                <text:list-item>
                  <text:p text:style-name="P18">-h<text:tab/><text:tab/><text:tab/><text:span text:style-name="T8">usado junto com a opção -l, exibe o tamanho</text:span> <text:tab/><text:tab/><text:tab/><text:span text:style-name="T8">do arquivo em formato mais compreensível</text:span> <text:tab/><text:tab/><text:tab/><text:span text:style-name="T8">para o ser humano</text:span></text:p>
                </text:list-item>
                <text:list-item>
                  <text:p text:style-name="P28"><text:span text:style-name="T1">-i<text:tab/><text:tab/><text:tab/></text:span><text:span text:style-name="T5">lista o número do índice (inode) de cada</text:span><text:span text:style-name="T1"> <text:tab/><text:tab/><text:tab/><text:tab/></text:span><text:span text:style-name="T5">arquivo. Se dois arquivos em um mesmo </text:span><text:span text:style-name="T1"><text:tab/><text:tab/><text:tab/><text:tab/></text:span><text:span text:style-name="T5">sistema de arquivos possuem o mesmo inode,</text:span><text:span text:style-name="T1"> <text:tab/><text:tab/><text:tab/></text:span><text:span text:style-name="T5">então ele estão vinculados a um mesmo</text:span><text:span text:style-name="T1"> <text:tab/><text:tab/><text:tab/><text:tab/></text:span><text:span text:style-name="T5">arquivo físico (ligação direta)</text:span></text:p>
                </text:list-item>
                <text:list-item>
                  <text:p text:style-name="P28"><text:span text:style-name="T1">-F<text:tab/><text:tab/><text:tab/>adiciona um “/” no final dos nomes de <text:tab/><text:tab/><text:tab/><text:tab/>diretórios, um “*” no final dos nomes de <text:tab/><text:tab/><text:tab/><text:tab/>arquivos executáveis, um “@” no final dos <text:tab/><text:tab/><text:tab/><text:tab/>nomes de links, etc.</text:span></text:p>
                </text:list-item>
                <text:list-item>
                  <text:p text:style-name="P28"><text:span text:style-name="T1">-R<text:tab/><text:tab/><text:tab/>lista diretórios e subdiretórios recursivamente</text:span></text:p>
                </text:list-item>
                <text:list-item>
                  <text:p text:style-name="P28"><text:span text:style-name="T1">-S<text:tab/><text:tab/><text:tab/>classifica os arquivos por tamanho</text:span></text:p>
                </text:list-item>
                <text:list-item>
                  <text:p text:style-name="P28"><text:span text:style-name="T1">-X<text:tab/><text:tab/><text:tab/>classifica por ordem alfabética considerando <text:tab/><text:tab/><text:tab/>primeiro as extensões e depois os nomes dos <text:tab/><text:tab/><text:tab/>arquivos</text:span></text:p>
                </text:list-item>
                <text:list-item>
                  <text:p text:style-name="P28"><text:span text:style-name="T1">-1<text:tab/><text:tab/><text:tab/>apresenta um arquivo por linha</text:span></text:p>
                </text:list-item>
                <text:list-item>
                  <text:p text:style-name="P6">as opções podem ser agrupadas, usando várias em conjunto</text:p>
                  <text:list>
                    <text:list-item>
                      <text:p text:style-name="P19">ex. ls – la</text:p>
                    </text:list-item>
                  </text:list>
                </text:list-item>
                <text:list-item>
                  <text:p text:style-name="P5">ls /etc /usrl</text:p>
                  <text:list>
                    <text:list-item>
                      <text:p text:style-name="P19">lista todos os arquivos e subdiretórios dos diretórios /etc e /usr</text:p>
                    </text:list-item>
                  </text:list>
                </text:list-item>
                <text:list-item>
                  <text:p text:style-name="P5">Observações</text:p>
                  <text:list>
                    <text:list-item>
                      <text:p text:style-name="P19">O Linux mantém 3 timestamps (informações de data) para cada arquivo que podem ser vistos com o comando ls.</text:p>
                    </text:list-item>
                    <text:list-item>
                      <text:p text:style-name="P19">O comando “ls -l arquivo” mostra a data da última atualização dos dados (gravação) do arquivo.</text:p>
                    </text:list-item>
                    <text:list-item>
                      <text:p text:style-name="P19">O comando “ls -lc arquivo” mostra a data da última atualização do status (permissões, dono, grupo, etc) do arquivo.</text:p>
                    </text:list-item>
                    <text:list-item>
                      <text:p text:style-name="P19">O comando “ls -lu arquivo” mostra a data do último acesso (leitura) do arquivo.</text:p>
                    </text:list-item>
                    <text:list-item>
                      <text:p text:style-name="P29"><text:soft-page-break/><text:span text:style-name="T3">M</text:span><text:span text:style-name="T2">ai</text:span><text:span text:style-name="T3">s informações sobre estas datas v</text:span><text:span text:style-name="T4">er </text:span><text:span text:style-name="T3">a documentação das chamadas de sistema </text:span><text:span text:style-name="T6">stat()</text:span><text:span text:style-name="T3">,</text:span><text:span text:style-name="T6"> lstat()</text:span><text:span text:style-name="T3">,</text:span><text:span text:style-name="T6"> fstat()</text:span><text:span text:style-name="T3">.</text:span></text:p>
                    </text:list-item>
                  </text:list>
                  <text:p text:style-name="P18"/>
                </text:list-item>
              </text:list>
            </text:list-item>
            <text:list-item>
              <text:p text:style-name="P7">Echo <text:span text:style-name="T25">[opções] [argumentos]</text:span></text:p>
              <text:list>
                <text:list-item>
                  <text:p text:style-name="P20">mostra texto na saída padrão seguido por uma nova linha</text:p>
                </text:list-item>
                <text:list-item>
                  <text:p text:style-name="P20"><text:span text:style-name="T15">-n</text:span> : não adiciona uma nova linha após mostrar os argumentos</text:p>
                </text:list-item>
                <text:list-item>
                  <text:p text:style-name="P20"><text:span text:style-name="T15">-e</text:span> : habilita interpretação dos códigos de escape após barra invetida</text:p>
                </text:list-item>
                <text:list-item>
                  <text:p text:style-name="P20"><text:span text:style-name="T15">-E</text:span> : suprime explicitamente a interpretação de códigos de escape após barra invertida</text:p>
                </text:list-item>
                <text:list-item>
                  <text:p text:style-name="P22">Escapes:</text:p>
                  <text:list>
                    <text:list-item>
                      <text:p text:style-name="P20">\a : alerta (Sino)</text:p>
                    </text:list-item>
                    <text:list-item>
                      <text:p text:style-name="P21">\b : retroceder</text:p>
                    </text:list-item>
                    <text:list-item>
                      <text:p text:style-name="P21">\c : suprime próxima saída</text:p>
                    </text:list-item>
                    <text:list-item>
                      <text:p text:style-name="P21">\e : caractere de escape</text:p>
                    </text:list-item>
                    <text:list-item>
                      <text:p text:style-name="P21">\f : alimentação de página (FF)</text:p>
                    </text:list-item>
                    <text:list-item>
                      <text:p text:style-name="P21">\n : nova linha (NL)</text:p>
                    </text:list-item>
                    <text:list-item>
                      <text:p text:style-name="P21">\r : retorno de carro</text:p>
                    </text:list-item>
                    <text:list-item>
                      <text:p text:style-name="P21">\t : tabulação horizontal</text:p>
                    </text:list-item>
                    <text:list-item>
                      <text:p text:style-name="P21">\v : tabulação vertical</text:p>
                    </text:list-item>
                  </text:list>
                </text:list-item>
                <text:list-item>
                  <text:p text:style-name="P8">echo /*</text:p>
                  <text:list>
                    <text:list-item>
                      <text:p text:style-name="P21">lista o conteúdo do diretório raiz</text:p>
                    </text:list-item>
                  </text:list>
                </text:list-item>
                <text:list-item>
                  <text:p text:style-name="P8">echo -e /etc/* “\n” /*</text:p>
                  <text:list>
                    <text:list-item>
                      <text:p text:style-name="P21">mostra o conteúdo do diretório /etc, define uma nova linha com o código de escape “\n” e, em seguida, mostra o conteúdo diretório raiz</text:p>
                    </text:list-item>
                  </text:list>
                </text:list-item>
                <text:list-item>
                  <text:p text:style-name="P8">echo ‘erro de execução’</text:p>
                  <text:list>
                    <text:list-item>
                      <text:p text:style-name="P21">pode também ser utilizado na programação shell para escrever mensagens na saída padrão</text:p>
                    </text:list-item>
                    <text:list-item>
                      <text:p text:style-name="P21">mostra a mensagem definida entre aspas simples no terminal do usuário</text:p>
                    </text:list-item>
                  </text:list>
                </text:list-item>
                <text:list-item>
                  <text:p text:style-name="P8"><text:s/>echo “$PATH”</text:p>
                  <text:list>
                    <text:list-item>
                      <text:p text:style-name="P21">verificar o conteúdo da variável de ambiente PATH</text:p>
                    </text:list-item>
                  </text:list>
                </text:list-item>
                <text:list-item>
                  <text:p text:style-name="P8">echo "Bem vindo" &gt; bemvindo.txt</text:p>
                  <text:list>
                    <text:list-item>
                      <text:p text:style-name="P21">redirecionando sua saída para um arquivo</text:p>
                    </text:list-item>
                    <text:list-item>
                      <text:p text:style-name="P21">utilizamos o caractere &gt; depois da mensagem seguido pelo nome do arquivo que queremos salvar a mensagem</text:p>
                    </text:list-item>
                  </text:list>
                </text:list-item>
              </text:list>
            </text:list-item>
            <text:list-item>
              <text:p text:style-name="P9"><text:soft-page-break/>cat</text:p>
              <text:list>
                <text:list-item>
                  <text:p text:style-name="P23">comando envia o conteúdo de um ou mais arquivos para a saída padrão ou para um outro arquivo</text:p>
                </text:list-item>
                <text:list-item>
                  <text:p text:style-name="P23"><text:s/>cat conCATena <text:span text:style-name="T26">aruivos</text:span></text:p>
                </text:list-item>
                <text:list-item>
                  <text:p text:style-name="P9">-<text:span text:style-name="T26">n<text:tab/><text:tab/></text:span><text:span text:style-name="T19">numera todas as linhas</text:span></text:p>
                </text:list-item>
                <text:list-item>
                  <text:p text:style-name="P9"><text:span text:style-name="T26">−−help</text:span><text:span text:style-name="T19"> <text:s/><text:tab/>mostra as opções do aplicativo</text:span></text:p>
                </text:list-item>
                <text:list-item>
                  <text:p text:style-name="P9"><text:span text:style-name="T26">−−version</text:span><text:span text:style-name="T19"><text:tab/>mostra informações sobre o aplicativo</text:span></text:p>
                </text:list-item>
                <text:list-item>
                  <text:p text:style-name="P10"><text:span text:style-name="T19">E</text:span><text:span text:style-name="T18">xemplos:</text:span></text:p>
                  <text:list>
                    <text:list-item>
                      <text:p text:style-name="P10">cat teste1 teste2</text:p>
                      <text:list>
                        <text:list-item>
                          <text:p text:style-name="P24">mostra na tela o conteúdo dos arquivos teste1 e teste2</text:p>
                        </text:list-item>
                      </text:list>
                    </text:list-item>
                    <text:list-item>
                      <text:p text:style-name="P10">cat teste1 teste2 | more <text:span text:style-name="T27">{} cat teste1 teste2 | less</text:span></text:p>
                      <text:list>
                        <text:list-item>
                          <text:p text:style-name="P24">parar a rolagem da tela e permitir a navegação com o resultado do comando cat, use os comandos more ou less junto com o pipe (caractere “|”).</text:p>
                        </text:list-item>
                      </text:list>
                    </text:list-item>
                    <text:list-item>
                      <text:p text:style-name="P10">cat arq1 arq2 arq3 &gt; arq_final</text:p>
                      <text:list>
                        <text:list-item>
                          <text:p text:style-name="P24">concatenar vários arquivos e colocar o resultado em um outro arquivo deve-se usar o redirecionador de saída &gt;</text:p>
                        </text:list-item>
                      </text:list>
                    </text:list-item>
                    <text:list-item>
                      <text:p text:style-name="P10">cat arq4 &gt;&gt; arq_final</text:p>
                      <text:list>
                        <text:list-item>
                          <text:p text:style-name="P24"><text:span text:style-name="T28">i</text:span>nserir o arquivo arq4 no final do arquivo arq_final</text:p>
                        </text:list-item>
                      </text:list>
                    </text:list-item>
                    <text:list-item>
                      <text:p text:style-name="P11">cat &gt; teste</text:p>
                      <text:list>
                        <text:list-item>
                          <text:p text:style-name="P25">é possível <text:span text:style-name="T21">criar</text:span> um arquivo usando o comando cat junto com o redirecionador de saída</text:p>
                        </text:list-item>
                        <text:list-item>
                          <text:p text:style-name="P25">basta digitar as linhas do arquivo (tecle ENTER ao final das linhas e CTRL+D ao final do arquiv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62620501659325" text:continue-numbering="true" text:style-name="L1">
        <text:list-item>
          <text:list>
            <text:list-item>
              <text:p text:style-name="P12">whoami</text:p>
              <text:list>
                <text:list-item>
                  <text:p text:style-name="P27"/>
                  <text:list>
                    <text:list-header>
                      <text:p text:style-name="P8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2T10:16:02.951725684</meta:creation-date>
    <dc:date>2020-01-23T16:26:19.930181229</dc:date>
    <meta:editing-duration>P1DT3H56M28S</meta:editing-duration>
    <meta:editing-cycles>78</meta:editing-cycles>
    <meta:generator>LibreOffice/6.3.4.2$Linux_X86_64 LibreOffice_project/30$Build-2</meta:generator>
    <meta:document-statistic meta:table-count="0" meta:image-count="0" meta:object-count="0" meta:page-count="4" meta:paragraph-count="97" meta:word-count="921" meta:character-count="4968" meta:non-whitespace-character-count="4151"/>
  </office:meta>
</office:document-meta>
</file>